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2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出版模块文档</text:h>
      <text:p text:style-name="P1"/>
      <text:list xml:id="list752123290" text:style-name="L2">
        <text:list-item>
          <text:p text:style-name="P3">包说明</text:p>
        </text:list-item>
      </text:list>
      <text:p text:style-name="P2"><text:tab/><text:tab/>com.toney.publish.exception 异常处理</text:p>
      <text:p text:style-name="P2"><text:tab/><text:tab/>com.toney.publish.tpl <text:s text:c="12"/>模板处理</text:p>
      <text:p text:style-name="P2"><text:tab/><text:tab/>com.toney.publish.model <text:s text:c="6"/>model</text:p>
      <text:p text:style-name="P2"><text:tab/><text:tab/>com.toney.publish.freemarker.ext <text:s text:c="2"/>freemarker扩展</text:p>
      <text:p text:style-name="P2"><text:tab/><text:tab/>com.toney.publish.contants <text:s text:c="3"/>常量</text:p>
      <text:p text:style-name="P2"><text:tab/><text:tab/>com.toney.publish.context <text:s text:c="5"/>上下文</text:p>
      <text:p text:style-name="P2"><text:tab/><text:tab/>com.toney.publish.interceptor <text:s/>拦截器</text:p>
      <text:p text:style-name="P2"><text:tab/><text:tab/>com.toney.publish.service<text:tab/> <text:s text:c="3"/>原子服务层</text:p>
      <text:p text:style-name="P2"><text:tab/><text:tab/>com.toney.publish.annotation <text:s text:c="3"/>注解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ey.li </meta:initial-creator>
    <meta:creation-date>2012-11-27T17:10:19</meta:creation-date>
    <dc:date>2012-11-27T17:25:11</dc:date>
    <dc:creator>toney.li </dc:creator>
    <meta:editing-duration>PT13M4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1" meta:word-count="29" meta:character-count="350" meta:non-whitespace-character-count="287"/>
  </office:meta>
</office:document-meta>
</file>